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play tear 3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://172.17.1.3/cgi-bin/main.cgi?53" table:filter-name="calc_HTML_WebQuery" table:filter-options="0 1" table:last-column-spanned="2" table:last-row-spanned="16" table:refresh-delay="PT00H01M00S"/>
            <text:p>Tempo funciona.</text:p>
          </table:table-cell>
          <table:table-cell table:style-name="ce5" office:value-type="string" calcext:value-type="string">
            <text:p>00:07.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3" office:value-type="percentage" office:value="1" calcext:value-type="percentage">
            <text:p>100,00%</text:p>
          </table:table-cell>
          <table:table-cell table:style-name="ce5" office:value-type="string" calcext:value-type="string">
            <text:p>0H00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3" office:value-type="percentage" office:value="0.44" calcext:value-type="percentage">
            <text:p>44,00%</text:p>
          </table:table-cell>
          <table:table-cell table:style-name="ce5" office:value-type="string" calcext:value-type="string">
            <text:p>366H59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4" office:value-type="string" calcext:value-type="string">
            <text:p>1718.1m</text:p>
          </table:table-cell>
          <table:table-cell/>
        </table:table-row>
        <table:table-row table:style-name="ro1">
          <table:table-cell office:value-type="string" calcext:value-type="string">
            <text:p>Comprimento para corte</text:p>
          </table:table-cell>
          <table:table-cell/>
        </table:table-row>
        <table:table-row table:style-name="ro1">
          <table:table-cell table:style-name="ce4" office:value-type="string" calcext:value-type="string">
            <text:p>6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4" office:value-type="string" calcext:value-type="string">
            <text:p>0.28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4" office:value-type="string" calcext:value-type="string">
            <text:p>94.5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4" office:value-type="string" calcext:value-type="string">
            <text:p>56.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0:17:21.534000000</meta:creation-date>
    <dc:date>2022-02-23T11:39:58.036000000</dc:date>
    <meta:editing-duration>PT4M43S</meta:editing-duration>
    <meta:editing-cycles>2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